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f50d6" officeooo:paragraph-rsid="000f50d6" style:font-weight-asian="bold" style:font-weight-complex="bold"/>
    </style:style>
    <style:style style:name="P2" style:family="paragraph" style:parent-style-name="Standard">
      <style:paragraph-properties fo:text-align="center" style:justify-single-word="false"/>
      <style:text-properties fo:font-weight="bold" officeooo:rsid="000f6bf9" officeooo:paragraph-rsid="000f6bf9" style:font-weight-asian="bold" style:font-weight-complex="bold"/>
    </style:style>
    <style:style style:name="P3" style:family="paragraph" style:parent-style-name="Standard">
      <style:paragraph-properties fo:text-align="start" style:justify-single-word="false"/>
      <style:text-properties fo:font-weight="bold" officeooo:rsid="000f6bf9" officeooo:paragraph-rsid="000f6bf9" style:font-weight-asian="bold" style:font-weight-complex="bold"/>
    </style:style>
    <style:style style:name="P4" style:family="paragraph" style:parent-style-name="Standard">
      <style:paragraph-properties fo:text-align="start" style:justify-single-word="false"/>
      <style:text-properties fo:font-weight="bold" officeooo:rsid="001067b2" officeooo:paragraph-rsid="001067b2" style:font-weight-asian="bold" style:font-weight-complex="bold"/>
    </style:style>
    <style:style style:name="P5" style:family="paragraph" style:parent-style-name="Standard" style:list-style-name="L2">
      <style:paragraph-properties fo:text-align="start" style:justify-single-word="false"/>
      <style:text-properties fo:font-weight="bold" officeooo:rsid="001067b2" officeooo:paragraph-rsid="001067b2" style:font-weight-asian="bold" style:font-weight-complex="bold"/>
    </style:style>
    <style:style style:name="P6" style:family="paragraph" style:parent-style-name="Standard" style:list-style-name="L3">
      <style:paragraph-properties fo:text-align="start" style:justify-single-word="false"/>
      <style:text-properties fo:font-weight="bold" officeooo:rsid="001067b2" officeooo:paragraph-rsid="001067b2" style:font-weight-asian="bold" style:font-weight-complex="bold"/>
    </style:style>
    <style:style style:name="P7" style:family="paragraph" style:parent-style-name="Standard">
      <style:paragraph-properties fo:text-align="start" style:justify-single-word="false"/>
      <style:text-properties fo:font-weight="normal" officeooo:rsid="000f50d6" officeooo:paragraph-rsid="000f50d6" style:font-weight-asian="normal" style:font-weight-complex="normal"/>
    </style:style>
    <style:style style:name="P8" style:family="paragraph" style:parent-style-name="Standard" style:list-style-name="L1">
      <style:paragraph-properties fo:text-align="start" style:justify-single-word="false"/>
      <style:text-properties fo:font-weight="normal" officeooo:rsid="000f50d6" officeooo:paragraph-rsid="000f50d6" style:font-weight-asian="normal" style:font-weight-complex="normal"/>
    </style:style>
    <style:style style:name="P9" style:family="paragraph" style:parent-style-name="Standard" style:list-style-name="L1">
      <style:paragraph-properties fo:text-align="start" style:justify-single-word="false"/>
      <style:text-properties fo:font-weight="normal" officeooo:rsid="000f5564" officeooo:paragraph-rsid="000f5564" style:font-weight-asian="normal" style:font-weight-complex="normal"/>
    </style:style>
    <style:style style:name="P10" style:family="paragraph" style:parent-style-name="Standard">
      <style:paragraph-properties fo:text-align="start" style:justify-single-word="false"/>
      <style:text-properties fo:font-weight="normal" officeooo:rsid="000f5564" officeooo:paragraph-rsid="000f5564" style:font-weight-asian="normal" style:font-weight-complex="normal"/>
    </style:style>
    <style:style style:name="P11" style:family="paragraph" style:parent-style-name="Standard">
      <style:paragraph-properties fo:text-align="start" style:justify-single-word="false"/>
      <style:text-properties fo:font-weight="normal" officeooo:rsid="000f6bf9" officeooo:paragraph-rsid="000f6bf9" style:font-weight-asian="normal" style:font-weight-complex="normal"/>
    </style:style>
    <style:style style:name="P12" style:family="paragraph" style:parent-style-name="Standard">
      <style:paragraph-properties fo:text-align="start" style:justify-single-word="false"/>
      <style:text-properties fo:font-weight="normal" officeooo:rsid="001067b2" officeooo:paragraph-rsid="001067b2" style:font-weight-asian="normal" style:font-weight-complex="normal"/>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10cce2" officeooo:paragraph-rsid="0010cce2" style:font-weight-asian="bold" style:font-weight-complex="bold"/>
    </style:style>
    <style:style style:name="P14" style:family="paragraph" style:parent-style-name="Standard">
      <style:paragraph-properties fo:text-align="start" style:justify-single-word="false"/>
      <style:text-properties style:text-underline-style="none" fo:font-weight="bold" officeooo:rsid="0010cce2" officeooo:paragraph-rsid="0010cce2" style:font-weight-asian="bold" style:font-weight-complex="bold"/>
    </style:style>
    <style:style style:name="P15" style:family="paragraph" style:parent-style-name="Standard">
      <style:paragraph-properties fo:text-align="start" style:justify-single-word="false"/>
      <style:text-properties style:text-underline-style="none" fo:font-weight="normal" officeooo:rsid="0010cce2" officeooo:paragraph-rsid="0010cce2" style:font-weight-asian="normal" style:font-weight-complex="normal"/>
    </style:style>
    <style:style style:name="P16" style:family="paragraph" style:parent-style-name="Standard" style:list-style-name="L4">
      <style:paragraph-properties fo:text-align="start" style:justify-single-word="false"/>
      <style:text-properties style:text-underline-style="none" fo:font-weight="normal" officeooo:rsid="0010cce2" officeooo:paragraph-rsid="0010cce2" style:font-weight-asian="normal" style:font-weight-complex="normal"/>
    </style:style>
    <style:style style:name="P17" style:family="paragraph" style:parent-style-name="Standard" style:list-style-name="L5">
      <style:paragraph-properties fo:text-align="start" style:justify-single-word="false"/>
      <style:text-properties style:text-underline-style="none" fo:font-weight="normal" officeooo:rsid="0010cce2" officeooo:paragraph-rsid="0010cce2"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f5564"/>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style:text-position="super 58%" fo:font-style="normal" style:text-underline-style="none" style:font-style-asian="normal" style:font-style-complex="normal"/>
    </style:style>
    <style:style style:name="T9" style:family="text">
      <style:text-properties style:text-position="0% 100%" fo:font-style="normal" style:text-underline-style="none" style:font-style-asian="normal" style:font-style-complex="normal"/>
    </style:style>
    <style:style style:name="T10" style:family="text">
      <style:text-properties style:text-position="0% 100%" fo:font-style="normal" style:text-underline-style="none" fo:font-weight="normal" style:font-style-asian="normal" style:font-weight-asian="normal" style:font-style-complex="normal" style:font-weight-complex="normal"/>
    </style:style>
    <style:style style:name="T11" style:family="text">
      <style:text-properties style:text-position="0% 100%" fo:font-style="normal" style:text-underline-style="solid" style:text-underline-width="auto" style:text-underline-color="font-color" style:font-style-asian="normal" style:font-style-complex="normal"/>
    </style:style>
    <style:style style:name="T12" style:family="text">
      <style:text-properties style:text-position="0% 100%"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style:text-position="0% 100%"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7">Machine learning is programming computers to optimize a <text:span text:style-name="T1">performance criterion</text:span> using past experience or <text:span text:style-name="T1">data</text:span>. This is usually applicable to problems which change over time (behvaioural change on part of computers is required, this change can be <text:span text:style-name="T1">temporal, spatial or both</text:span>). It is also applicable to problems for which human experitse does not exist or where it is not explainable. </text:p>
      <text:p text:style-name="P7">If this is applied to large databases then it is known as <text:span text:style-name="T1">data mining</text:span><text:span text:style-name="T2">. </text:span></text:p>
      <text:p text:style-name="P7"><text:span text:style-name="T2"/></text:p>
      <text:p text:style-name="P7"><text:span text:style-name="T2">However in machine learning, contrary to popular belief, an entire algorithm is not devised by the computer, the algorithm (or model in machine learning vocabulary) is decided by a human expert, this model is applicable to capture the trend in the real life situation which the machine is trying to learn. The learning part is responsible for learning the </text:span><text:span text:style-name="T1">parameters</text:span><text:span text:style-name="T2"> of this model or algorithm. We require to </text:span><text:span text:style-name="T1">optimize</text:span><text:span text:style-name="T2"> the model and once the learning is done then prediction of new values or applicatin of that model should be fast enough as well.</text:span></text:p>
      <text:p text:style-name="P7"><text:span text:style-name="T2"/></text:p>
      <text:p text:style-name="P7"><text:span text:style-name="T2">Machine learning applications include:</text:span></text:p>
      <text:list xml:id="list7693508872323623886" text:style-name="L1">
        <text:list-item>
          <text:p text:style-name="P8"><text:span text:style-name="T2">Learning association – The probability P(y|x) i.e. probability of occurrence of y given that x has already occurred.</text:span></text:p>
        </text:list-item>
        <text:list-item>
          <text:p text:style-name="P8"><text:span text:style-name="T2">Classification – Again this can be explained as finding probability P(y|x) i.e. probability of an entity of belonging to </text:span><text:span text:style-name="T3">class ‘y’ given that it possesses properties ‘x’.</text:span></text:p>
        </text:list-item>
        <text:list-item>
          <text:p text:style-name="P9"><text:span text:style-name="T2">Regression – Problems where the output of the machine learning algorithm/model is quantitative are known as regression problems</text:span></text:p>
        </text:list-item>
      </text:list>
      <text:p text:style-name="P10"><text:span text:style-name="T2"/></text:p>
      <text:p text:style-name="P10"><text:span text:style-name="T1">Response surface design</text:span><text:span text:style-name="T2"> is about conducting experiments for creation of data which will guide the learning process. The experiments are conducted and a value (output) is chosen which needs to be maximized; based on the experiments conducted thus far parameters are adjusted so that output is maximized, this is also counted as experiment and used for further improvement. This process is continued till the output reaches some threshold value or it can be continued indefinitely as well.</text:span></text:p>
      <text:p text:style-name="P10"><text:span text:style-name="T2"/></text:p>
      <text:p text:style-name="P11"><text:span text:style-name="T2">In </text:span><text:span text:style-name="T4">unsupervised learning</text:span><text:span text:style-name="T6">, only the input is available in the data set and the aim is to build models which can find regularities in the input. In case of </text:span><text:span text:style-name="T4">reinforcement learning</text:span><text:span text:style-name="T6"> the machine is expected to learn from its actions and generate a good policy, which is defined by its goal state (both the goal and the method used to reach the goal are important in this case).</text:span></text:p>
      <text:p text:style-name="P11"><text:span text:style-name="T6"/></text:p>
      <text:p text:style-name="P2"><text:span text:style-name="T6">Supervised Learning</text:span></text:p>
      <text:p text:style-name="P3"><text:span text:style-name="T6">Version Space</text:span></text:p>
      <text:p text:style-name="P3"><text:span text:style-name="T7">Given a hypothesis class and the probability distribution from which examples are drawn we can find the </text:span><text:span text:style-name="T5">most specific class</text:span><text:span text:style-name="T7">, i.e. the tightest class which contains all the positive examples and none of the negative examples and we can also find the </text:span><text:span text:style-name="T5">most general class</text:span><text:span text:style-name="T7">, i.e. the least tight rectangle which contains all the positive examples and no negative examples. All the classes between these two classes make up the version space. Any example falling in the version space can be considered as a case of doubt.</text:span></text:p>
      <text:p text:style-name="P3"><text:span text:style-name="T7">Using version space a method called </text:span><text:span text:style-name="T5">candidate elimination</text:span><text:span text:style-name="T7"> is devised which draws one example then finds its version space, then the next one and repeats this process, this way version spaces are decreased by more and more examples till we arrive at the smallest one after all the examples have been listed.</text:span></text:p>
      <text:p text:style-name="P3"><text:span text:style-name="T7"/></text:p>
      <text:p text:style-name="P4"><text:span text:style-name="T6">Vapnik-Chervonenkis Dimension</text:span></text:p>
      <text:p text:style-name="P12"><text:span text:style-name="T6">Given N points 2</text:span><text:span text:style-name="T8">N</text:span><text:span text:style-name="T9"> different classification problems can be defined. If a hypothesis class can solve all of these 2</text:span><text:span text:style-name="T8">N</text:span><text:span text:style-name="T9"> problems then it is said to </text:span><text:span text:style-name="T11">shatter</text:span><text:span text:style-name="T9"> N points. The highest number of N is known as VC dimension for the given hypothesis class. It is enough to find any one configuration of N points which are shattered by hypothesis class, not all configurations need not be shattered. For axis aligned rectangles the VC dimension is 4.</text:span></text:p>
      <text:p text:style-name="P12"><text:soft-page-break/><text:span text:style-name="T9">The real class C is capapble of having any shape, and hypothesis can at best be a very good approximation of the reality. If the VC is required to infinite then the shape is required to be formless.</text:span></text:p>
      <text:p text:style-name="P12"><text:span text:style-name="T9"/></text:p>
      <text:p text:style-name="P4"><text:span text:style-name="T9">Noise</text:span></text:p>
      <text:p text:style-name="P4"><text:span text:style-name="T10">Noise is any unwanted anomaly in data, due to noise the class can become more difficult to learn as zero error becomes infeasible. The noise can arise due to the following reasons:</text:span></text:p>
      <text:list xml:id="list7236544161457029730" text:style-name="L2">
        <text:list-item>
          <text:p text:style-name="P5"><text:span text:style-name="T10">Imprecision in recording input attributes</text:span></text:p>
        </text:list-item>
        <text:list-item>
          <text:p text:style-name="P5"><text:span text:style-name="T10">Error in labelling of data points</text:span></text:p>
        </text:list-item>
        <text:list-item>
          <text:p text:style-name="P5"><text:span text:style-name="T10">Additional attributes exist which have not been taken into account</text:span></text:p>
        </text:list-item>
      </text:list>
      <text:p text:style-name="P4"><text:span text:style-name="T10">To accomodate for noise two solutions are possible, either to have a more complex hypothesis class which increases the number of parameters required to be trained; or one can keep the model simple and allow certain degree of error in the learning. The advantage of using the latter are as follow:</text:span></text:p>
      <text:list xml:id="list238297838286548831" text:style-name="L3">
        <text:list-item>
          <text:p text:style-name="P6"><text:span text:style-name="T10">Simple model is computationally faster in giving output</text:span></text:p>
        </text:list-item>
        <text:list-item>
          <text:p text:style-name="P6"><text:span text:style-name="T10">Training is easier for simpler model due to lesser number of parameters (such a model has low </text:span><text:span text:style-name="T12">variance</text:span><text:span text:style-name="T10"> as it does not vary much with new attributes, however such a model is more rigid to change and is thus said to have large </text:span><text:span text:style-name="T12">bias</text:span><text:span text:style-name="T10">, an optimum model seeks to have low variance as well as bias)</text:span></text:p>
        </text:list-item>
        <text:list-item>
          <text:p text:style-name="P6"><text:span text:style-name="T10">Simple model is easier to explain i.e. </text:span><text:span text:style-name="T12">knowledge extraction</text:span><text:span text:style-name="T10"> is easier with a simple model</text:span></text:p>
        </text:list-item>
        <text:list-item>
          <text:p text:style-name="P6"><text:span text:style-name="T10">A simple model </text:span><text:span text:style-name="T12">generalizes</text:span><text:span text:style-name="T10"> better than a complex model. Even according to </text:span><text:span text:style-name="T12">Occam’s razor</text:span><text:span text:style-name="T10"> any unneccesary complexity in the model can cause overfitting and should not be preferred over a simpler model.</text:span></text:p>
        </text:list-item>
      </text:list>
      <text:p text:style-name="P13"><text:span text:style-name="T13"/></text:p>
      <text:p text:style-name="P14"><text:span text:style-name="T13">Regression</text:span></text:p>
      <text:p text:style-name="P15"><text:span text:style-name="T13">If the output is of numeric value and no noise is associated then the task is known as </text:span><text:span text:style-name="T11">interpolation</text:span><text:span text:style-name="T13"> and otherwise in presence of noise this is known as </text:span><text:span text:style-name="T11">regression</text:span><text:span text:style-name="T13">.</text:span></text:p>
      <text:p text:style-name="P15"><text:span text:style-name="T13"/></text:p>
      <text:p text:style-name="P14"><text:span text:style-name="T13">Model selection and generalization</text:span></text:p>
      <text:p text:style-name="P15"><text:span text:style-name="T13">An </text:span><text:span text:style-name="T11">ill-posed</text:span><text:span text:style-name="T13"> problem is one which where the data used is not enough for learning the actual class. This is the case with most problems and thus to learn the class we make certain assumptions about the model, these are known as the </text:span><text:span text:style-name="T11">inductive bias</text:span><text:span text:style-name="T13">. The ability of the model trained on training data to predict the reality is known as </text:span><text:span text:style-name="T11">generalization</text:span><text:span text:style-name="T13">. If the hypothesis class is less complex when compared to the actual class then the hypothesis is said to </text:span><text:span text:style-name="T11">underfit</text:span><text:span text:style-name="T13">, for vice versa it is known as </text:span><text:span text:style-name="T11">overfitting</text:span><text:span text:style-name="T13">. In all types of learning the following three trade-offs are involved:</text:span></text:p>
      <text:list xml:id="list6772760713372115868" text:style-name="L4">
        <text:list-item>
          <text:p text:style-name="P16"><text:span text:style-name="T13">Complexity of hypothesis</text:span></text:p>
        </text:list-item>
        <text:list-item>
          <text:p text:style-name="P16"><text:span text:style-name="T13">Amount of training data</text:span></text:p>
        </text:list-item>
        <text:list-item>
          <text:p text:style-name="P16"><text:span text:style-name="T13">Generalization on new examples</text:span></text:p>
        </text:list-item>
      </text:list>
      <text:p text:style-name="P15"><text:span text:style-name="T13">As the amount of training data increases the generalization error decreases, with increase in complexity the generalization error may decrease in the beginning but at one point of time it starts to increase (where overfitting starts to occur).</text:span></text:p>
      <text:p text:style-name="P15"><text:span text:style-name="T13">To take generalization into accout the training data is split to include a </text:span><text:span text:style-name="T11">validation set</text:span><text:span text:style-name="T13"> as well. However this cannot be used in papers as often the validation set is part of chosing the correct model, for that we need another set of sample known as the </text:span><text:span text:style-name="T11">publication set</text:span><text:span text:style-name="T13">.</text:span></text:p>
      <text:p text:style-name="P15"><text:span text:style-name="T13"/></text:p>
      <text:p text:style-name="P15"><text:span text:style-name="T13">The complete task of supervised learning can be defined as:</text:span></text:p>
      <text:list xml:id="list3112373019476825026" text:style-name="L5">
        <text:list-item>
          <text:p text:style-name="P17"><text:span text:style-name="T13">Obtain a model to learn its parameters based on data</text:span></text:p>
        </text:list-item>
        <text:list-item>
          <text:p text:style-name="P17"><text:span text:style-name="T13">Use a loss function to compute the difference between model and the real class</text:span></text:p>
        </text:list-item>
        <text:list-item>
          <text:p text:style-name="P17"><text:span text:style-name="T13">Have an optimization procedure, which reduces the value of the loss function</text:span></text:p>
        </text:list-item>
      </text:list>
      <text:p text:style-name="P15"><text:span text:style-name="T13">These three are the parameters in which difference in machine learning algorithms arise, it is either the model chose, the loss function or the optimization proced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17:47:05.657496334</meta:creation-date>
    <dc:date>2018-02-04T18:42:33.916181738</dc:date>
    <meta:editing-duration>PT5S</meta:editing-duration>
    <meta:editing-cycles>1</meta:editing-cycles>
    <meta:document-statistic meta:table-count="0" meta:image-count="0" meta:object-count="0" meta:page-count="2" meta:paragraph-count="41" meta:word-count="1175" meta:character-count="6908" meta:non-whitespace-character-count="5785"/>
    <meta:generator>LibreOffice/5.1.6.2$Linux_X86_64 LibreOffice_project/10m0$Build-2</meta:generator>
  </office:meta>
</office:document-meta>
</file>